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2582E57B6029B0E2924.png" manifest:media-type="image/png"/>
  <manifest:file-entry manifest:full-path="Pictures/100000000000032000000258E2779F3CE1032F74.png" manifest:media-type="image/png"/>
  <manifest:file-entry manifest:full-path="Pictures/100000000000032000000258B32213A202816086.png" manifest:media-type="image/png"/>
  <manifest:file-entry manifest:full-path="Pictures/100000000000032000000258B1471DF0ADF7C050.png" manifest:media-type="image/png"/>
  <manifest:file-entry manifest:full-path="Pictures/100000000000032000000258C335CA2BFABD4526.png" manifest:media-type="image/png"/>
  <manifest:file-entry manifest:full-path="Pictures/100000000000032000000258DA6F3AD627CF4309.png" manifest:media-type="image/png"/>
  <manifest:file-entry manifest:full-path="Pictures/100000000000032000000258813CC6F444DDD595.png" manifest:media-type="image/png"/>
  <manifest:file-entry manifest:full-path="Pictures/100000000000032000000258215CC2CF65A22E04.png" manifest:media-type="image/png"/>
  <manifest:file-entry manifest:full-path="Pictures/10000000000003200000025806F74208DC459371.png" manifest:media-type="image/png"/>
  <manifest:file-entry manifest:full-path="Pictures/100000000000032000000258CDFF0E93D178CD31.png" manifest:media-type="image/png"/>
  <manifest:file-entry manifest:full-path="Pictures/100000000000032300000262FE5C8382393F99C9.png" manifest:media-type="image/png"/>
  <manifest:file-entry manifest:full-path="Pictures/100000000000032000000258CD1F9F607D72C7C4.png" manifest:media-type="image/png"/>
  <manifest:file-entry manifest:full-path="Pictures/100000000000032000000258E203134A44FFCF74.png" manifest:media-type="image/png"/>
  <manifest:file-entry manifest:full-path="Pictures/10000000000003200000025853B356DEF7C40543.png" manifest:media-type="image/png"/>
  <manifest:file-entry manifest:full-path="Pictures/10000000000003200000025808B39442E78EEA2C.png" manifest:media-type="image/png"/>
  <manifest:file-entry manifest:full-path="Pictures/10000000000003200000025841B8B5DCA1AB7A3B.png" manifest:media-type="image/png"/>
  <manifest:file-entry manifest:full-path="Pictures/10000000000003200000025815E3D59E8437C27A.png" manifest:media-type="image/png"/>
  <manifest:file-entry manifest:full-path="Pictures/100000000000032000000258683830B42F297781.png" manifest:media-type="image/png"/>
  <manifest:file-entry manifest:full-path="Pictures/10000000000003200000025880669D4D6DDA501A.png" manifest:media-type="image/png"/>
  <manifest:file-entry manifest:full-path="Pictures/1000000000000320000002585C7AFC56449976FE.png" manifest:media-type="image/png"/>
  <manifest:file-entry manifest:full-path="Pictures/1000000000000320000002580D3E44FA32C2E55B.png" manifest:media-type="image/png"/>
  <manifest:file-entry manifest:full-path="Pictures/10000000000003200000025850ECC5A0CD04AC27.png" manifest:media-type="image/png"/>
  <manifest:file-entry manifest:full-path="Pictures/100000000000032000000258D0CC60BFB3560090.png" manifest:media-type="image/png"/>
  <manifest:file-entry manifest:full-path="Pictures/10000000000003200000025831343F67472525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xecto_20_sen_20_recheo_20_e_20_sen_20_liñ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7.998cm" svg:height="20.999cm" svg:x="0.004cm" svg:y="0.002cm">
          <draw:image xlink:href="Pictures/100000000000032000000258C335CA2BFABD45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3" draw:text-style-name="P3" draw:layer="layout" svg:width="25cm" svg:height="18.991cm" svg:x="1.4cm" svg:y="0.595cm">
          <draw:image xlink:href="Pictures/100000000000032300000262FE5C8382393F99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1" draw:layer="layout" svg:width="27.998cm" svg:height="20.999cm" svg:x="0.004cm" svg:y="0.002cm">
          <draw:image xlink:href="Pictures/100000000000032000000258CD1F9F607D72C7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1" draw:layer="layout" svg:width="27.998cm" svg:height="20.999cm" svg:x="0.004cm" svg:y="0.002cm">
          <draw:image xlink:href="Pictures/100000000000032000000258CDFF0E93D178CD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1" draw:layer="layout" svg:width="27.998cm" svg:height="20.999cm" svg:x="0.004cm" svg:y="0.002cm">
          <draw:image xlink:href="Pictures/100000000000032000000258B32213A2028160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1" draw:layer="layout" svg:width="27.998cm" svg:height="20.999cm" svg:x="0.004cm" svg:y="0.002cm">
          <draw:image xlink:href="Pictures/100000000000032000000258215CC2CF65A22E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1" draw:layer="layout" svg:width="27.998cm" svg:height="20.999cm" svg:x="0.004cm" svg:y="0.002cm">
          <draw:image xlink:href="Pictures/100000000000032000000258813CC6F444DDD5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1" draw:text-style-name="P1" draw:layer="layout" svg:width="27.998cm" svg:height="20.999cm" svg:x="0.004cm" svg:y="0.002cm">
          <draw:image xlink:href="Pictures/100000000000032000000258B1471DF0ADF7C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1" draw:layer="layout" svg:width="27.998cm" svg:height="20.999cm" svg:x="0.004cm" svg:y="4.805cm">
          <draw:image xlink:href="Pictures/100000000000032000000258DA6F3AD627CF43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1" draw:layer="layout" svg:width="27.998cm" svg:height="20.999cm" svg:x="0.002cm" svg:y="0.8cm">
          <draw:image xlink:href="Pictures/10000000000003200000025853B356DEF7C405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1" draw:layer="layout" svg:width="27.998cm" svg:height="20.999cm" svg:x="0.004cm" svg:y="3.6cm">
          <draw:image xlink:href="Pictures/10000000000003200000025808B39442E78EEA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1" draw:text-style-name="P1" draw:layer="layout" svg:width="27.998cm" svg:height="20.999cm" svg:x="0cm" svg:y="0.601cm">
          <draw:image xlink:href="Pictures/10000000000003200000025841B8B5DCA1AB7A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1" draw:text-style-name="P1" draw:layer="layout" svg:width="29.6cm" svg:height="22.2cm" svg:x="-0.4cm" svg:y="1.2cm">
          <draw:image xlink:href="Pictures/10000000000003200000025815E3D59E8437C2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1" draw:text-style-name="P1" draw:layer="layout" svg:width="27.998cm" svg:height="20.999cm" svg:x="0.202cm" svg:y="0.601cm">
          <draw:image xlink:href="Pictures/100000000000032000000258683830B42F2977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1" draw:text-style-name="P1" draw:layer="layout" svg:width="29.298cm" svg:height="21.974cm" svg:x="-1.298cm" svg:y="2.8cm">
          <draw:image xlink:href="Pictures/1000000000000320000002585C7AFC56449976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draw:style-name="gr1" draw:text-style-name="P1" draw:layer="layout" svg:width="30.364cm" svg:height="22.774cm" svg:x="-0.164cm" svg:y="0.6cm">
          <draw:image xlink:href="Pictures/1000000000000320000002580D3E44FA32C2E5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frame draw:style-name="gr1" draw:text-style-name="P1" draw:layer="layout" svg:width="27.998cm" svg:height="20.999cm" svg:x="0.004cm" svg:y="0.601cm">
          <draw:image xlink:href="Pictures/10000000000003200000025850ECC5A0CD04AC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draw:frame draw:style-name="gr1" draw:text-style-name="P1" draw:layer="layout" svg:width="27.998cm" svg:height="20.999cm" svg:x="0.004cm" svg:y="2.2cm">
          <draw:image xlink:href="Pictures/100000000000032000000258D0CC60BFB356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draw:frame draw:style-name="gr1" draw:text-style-name="P1" draw:layer="layout" svg:width="27.998cm" svg:height="20.999cm" svg:x="0cm" svg:y="0cm">
          <draw:image xlink:href="Pictures/10000000000003200000025831343F67472525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draw:frame draw:style-name="gr1" draw:text-style-name="P1" draw:layer="layout" svg:width="27.998cm" svg:height="20.999cm" svg:x="-0.598cm" svg:y="1.2cm">
          <draw:image xlink:href="Pictures/10000000000003200000025880669D4D6DDA5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draw:frame draw:style-name="gr1" draw:text-style-name="P1" draw:layer="layout" svg:width="31.432cm" svg:height="23.574cm" svg:x="-1.832cm" svg:y="1.226cm">
          <draw:image xlink:href="Pictures/10000000000003200000025806F74208DC4593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draw:frame draw:style-name="gr1" draw:text-style-name="P1" draw:layer="layout" svg:width="27.998cm" svg:height="20.999cm" svg:x="0.004cm" svg:y="0.6cm">
          <draw:image xlink:href="Pictures/100000000000032000000258E203134A44FFCF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draw:frame draw:style-name="gr1" draw:text-style-name="P1" draw:layer="layout" svg:width="27.998cm" svg:height="20.999cm" svg:x="0cm" svg:y="0.401cm">
          <draw:image xlink:href="Pictures/100000000000032000000258E2779F3CE1032F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draw:frame draw:style-name="gr1" draw:text-style-name="P1" draw:layer="layout" svg:width="27.998cm" svg:height="20.999cm" svg:x="-0.4cm" svg:y="0.6cm">
          <draw:image xlink:href="Pictures/1000000000000320000002582E57B6029B0E29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48:54.248114594</meta:creation-date>
    <dc:date>2017-10-27T16:52:45.654727006</dc:date>
    <meta:editing-duration>PT13M1S</meta:editing-duration>
    <meta:editing-cycles>2</meta:editing-cycles>
    <meta:generator>LibreOffice/5.1.6.2$Linux_x86 LibreOffice_project/10m0$Build-2</meta:generator>
    <meta:document-statistic meta:object-count="93"/>
  </office:meta>
</office:document-meta>
</file>